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d429d" officeooo:paragraph-rsid="000d609c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d609c" officeooo:paragraph-rsid="000d609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officeooo:rsid="001d429d" officeooo:paragraph-rsid="000d609c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d429d" officeooo:paragraph-rsid="000d609c" style:font-size-asian="10.5pt" style:font-weight-asian="bold" style:font-size-complex="12pt" style:font-weight-complex="bold"/>
    </style:style>
    <style:style style:name="P5" style:family="paragraph" style:parent-style-name="Standard">
      <style:text-properties officeooo:rsid="001cdf26" officeooo:paragraph-rsid="000d609c"/>
    </style:style>
    <style:style style:name="P6" style:family="paragraph" style:parent-style-name="Standard">
      <style:paragraph-properties fo:text-align="center" style:justify-single-word="false"/>
      <style:text-properties fo:font-size="15pt" officeooo:rsid="001cdf26" officeooo:paragraph-rsid="000d609c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d429d" officeooo:paragraph-rsid="000d609c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06984" officeooo:paragraph-rsid="00106984" style:font-size-asian="10.5pt" style:font-weight-asian="bold" style:font-size-complex="12pt" style:font-weight-complex="bold"/>
    </style:style>
    <style:style style:name="T1" style:family="text">
      <style:text-properties officeooo:rsid="000d609c"/>
    </style:style>
    <style:style style:name="T2" style:family="text">
      <style:text-properties officeooo:rsid="001069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ohn S. Burke</text:p>
      <text:p text:style-name="P5">Robert Munafo</text:p>
      <text:p text:style-name="P5">EC527 – Professor Herbordt</text:p>
      <text:p text:style-name="P5"/>
      <text:p text:style-name="P6">Lab <text:span text:style-name="T1">2</text:span></text:p>
      <text:p text:style-name="P6"/>
      <text:p text:style-name="P7">Part 1<text:span text:style-name="T2"> (basic optimisation methods)</text:span></text:p>
      <text:p text:style-name="P3"/>
      <text:p text:style-name="P8">1.a. </text:p>
      <text:p text:style-name="P4"/>
      <text:p text:style-name="P2">foo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5:46:40.912459020</meta:creation-date>
    <dc:date>2017-02-13T16:04:17.526105288</dc:date>
    <meta:editing-duration>PT5M53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17" meta:character-count="100" meta:non-whitespace-character-count="88"/>
  </office:meta>
</office:document-meta>
</file>